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6.784cm"/>
    </style:style>
    <style:style style:name="co10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2.228cm"/>
    </style:style>
    <style:style style:name="co11" style:family="table-column">
      <style:table-column-properties fo:break-before="auto" style:column-width="9.185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0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71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071cm"/>
    </style:style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default-cell-style-name="ce5"/>
        <table:table-column table:style-name="co8" table:number-columns-repeated="1016" table:default-cell-style-name="Default"/>
        <table:table-row table:style-name="ro5">
          <table:table-cell table:style-name="ce4" office:value-type="string">
            <text:p>Opcode</text:p>
          </table:table-cell>
          <table:table-cell table:style-name="ce4" office:value-type="string">
            <text:p>Field that will use the value in next column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Operation</text:p>
          </table:table-cell>
          <table:table-cell table:style-name="ce4" office:value-type="string">
            <text:p>Insn_Category</text:p>
          </table:table-cell>
          <table:table-cell table:style-name="ce4" office:value-type="string">
            <text:p>Format Index</text:p>
          </table:table-cell>
          <table:table-cell table:style-name="ce4" office:value-type="string">
            <text:p>Processing Status</text:p>
          </table:table-cell>
          <table:table-cell table:style-name="ce4" office:value-type="string">
            <text:p>Privilege</text:p>
            <text:p>(0 – no, 1 – yes, 2 – if ref’d ASR is privileged)</text:p>
          </table:table-cell>
          <table:table-cell table:style-name="ce9" table:number-columns-repeated="1016"/>
        </table:table-row>
        <table:table-row table:style-name="ro2">
          <table:table-cell office:value-type="string">
            <text:p>LDSB</text:p>
          </table:table-cell>
          <table:table-cell office:value-type="string">
            <text:p>op3</text:p>
          </table:table-cell>
          <table:table-cell table:style-name="ce6" office:value-type="float" office:value="1001">
            <text:p>001001</text:p>
          </table:table-cell>
          <table:table-cell office:value-type="string">
            <text:p>Load Signed Byt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SH</text:p>
          </table:table-cell>
          <table:table-cell office:value-type="string">
            <text:p>op3</text:p>
          </table:table-cell>
          <table:table-cell table:style-name="ce6" office:value-type="float" office:value="1010">
            <text:p>001010</text:p>
          </table:table-cell>
          <table:table-cell office:value-type="string">
            <text:p>Load Signed Half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UB</text:p>
          </table:table-cell>
          <table:table-cell office:value-type="string">
            <text:p>op3</text:p>
          </table:table-cell>
          <table:table-cell table:style-name="ce6" office:value-type="float" office:value="1">
            <text:p>000001</text:p>
          </table:table-cell>
          <table:table-cell office:value-type="string">
            <text:p>Load Unsigned Byt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UH</text:p>
          </table:table-cell>
          <table:table-cell office:value-type="string">
            <text:p>op3</text:p>
          </table:table-cell>
          <table:table-cell table:style-name="ce6" office:value-type="float" office:value="10">
            <text:p>000010</text:p>
          </table:table-cell>
          <table:table-cell office:value-type="string">
            <text:p>Load Unsigned Half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Load 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D</text:p>
          </table:table-cell>
          <table:table-cell office:value-type="string">
            <text:p>op3</text:p>
          </table:table-cell>
          <table:table-cell table:style-name="ce6" office:value-type="float" office:value="11">
            <text:p>000011</text:p>
          </table:table-cell>
          <table:table-cell office:value-type="string">
            <text:p>Load Double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SBA†</text:p>
          </table:table-cell>
          <table:table-cell office:value-type="string">
            <text:p>op3</text:p>
          </table:table-cell>
          <table:table-cell table:style-name="ce6" office:value-type="float" office:value="11001">
            <text:p>011001</text:p>
          </table:table-cell>
          <table:table-cell office:value-type="string">
            <text:p>Load Signed Byte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SHA†</text:p>
          </table:table-cell>
          <table:table-cell office:value-type="string">
            <text:p>op3</text:p>
          </table:table-cell>
          <table:table-cell table:style-name="ce6" office:value-type="float" office:value="11010">
            <text:p>011010</text:p>
          </table:table-cell>
          <table:table-cell office:value-type="string">
            <text:p>Load Signed Half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UBA†</text:p>
          </table:table-cell>
          <table:table-cell office:value-type="string">
            <text:p>op3</text:p>
          </table:table-cell>
          <table:table-cell table:style-name="ce6" office:value-type="float" office:value="10001">
            <text:p>010001</text:p>
          </table:table-cell>
          <table:table-cell office:value-type="string">
            <text:p>Load Unsigned Byte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UHA†</text:p>
          </table:table-cell>
          <table:table-cell office:value-type="string">
            <text:p>op3</text:p>
          </table:table-cell>
          <table:table-cell table:style-name="ce6" office:value-type="float" office:value="10010">
            <text:p>010010</text:p>
          </table:table-cell>
          <table:table-cell office:value-type="string">
            <text:p>Load Unsigned Half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A†</text:p>
          </table:table-cell>
          <table:table-cell office:value-type="string">
            <text:p>op3</text:p>
          </table:table-cell>
          <table:table-cell table:style-name="ce6" office:value-type="float" office:value="10000">
            <text:p>010000</text:p>
          </table:table-cell>
          <table:table-cell office:value-type="string">
            <text:p>Load 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DA†</text:p>
          </table:table-cell>
          <table:table-cell office:value-type="string">
            <text:p>op3</text:p>
          </table:table-cell>
          <table:table-cell table:style-name="ce6" office:value-type="float" office:value="10011">
            <text:p>010011</text:p>
          </table:table-cell>
          <table:table-cell office:value-type="string">
            <text:p>Load Double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F</text:p>
          </table:table-cell>
          <table:table-cell office:value-type="string">
            <text:p>op3</text:p>
          </table:table-cell>
          <table:table-cell table:style-name="ce6" office:value-type="float" office:value="100000">
            <text:p>100000</text:p>
          </table:table-cell>
          <table:table-cell office:value-type="string">
            <text:p>Load Floating-point Register</text:p>
          </table:table-cell>
          <table:table-cell office:value-type="string">
            <text:p>Load/Store</text:p>
          </table:table-cell>
          <table:table-cell office:value-type="string">
            <text:p>B2.1|B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DF</text:p>
          </table:table-cell>
          <table:table-cell office:value-type="string">
            <text:p>op3</text:p>
          </table:table-cell>
          <table:table-cell table:style-name="ce6" office:value-type="float" office:value="100011">
            <text:p>100011</text:p>
          </table:table-cell>
          <table:table-cell office:value-type="string">
            <text:p>Load Double Floating-point Register</text:p>
          </table:table-cell>
          <table:table-cell office:value-type="string">
            <text:p>Load/Store</text:p>
          </table:table-cell>
          <table:table-cell office:value-type="string">
            <text:p>B2.1|B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FSR</text:p>
          </table:table-cell>
          <table:table-cell office:value-type="string">
            <text:p>op3</text:p>
          </table:table-cell>
          <table:table-cell table:style-name="ce6" office:value-type="float" office:value="100001">
            <text:p>100001</text:p>
          </table:table-cell>
          <table:table-cell office:value-type="string">
            <text:p>Load Floating-point State Register</text:p>
          </table:table-cell>
          <table:table-cell office:value-type="string">
            <text:p>Load/Store</text:p>
          </table:table-cell>
          <table:table-cell office:value-type="string">
            <text:p>B2.1|B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C</text:p>
          </table:table-cell>
          <table:table-cell office:value-type="string">
            <text:p>op3</text:p>
          </table:table-cell>
          <table:table-cell table:style-name="ce6" office:value-type="float" office:value="110000">
            <text:p>110000</text:p>
          </table:table-cell>
          <table:table-cell office:value-type="string">
            <text:p>Load Coprocessor Register</text:p>
          </table:table-cell>
          <table:table-cell office:value-type="string">
            <text:p>Load/Store</text:p>
          </table:table-cell>
          <table:table-cell office:value-type="string">
            <text:p>B3.1|B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DC</text:p>
          </table:table-cell>
          <table:table-cell office:value-type="string">
            <text:p>op3</text:p>
          </table:table-cell>
          <table:table-cell table:style-name="ce6" office:value-type="float" office:value="110011">
            <text:p>110011</text:p>
          </table:table-cell>
          <table:table-cell office:value-type="string">
            <text:p>Load Double Coprocessor Register</text:p>
          </table:table-cell>
          <table:table-cell office:value-type="string">
            <text:p>Load/Store</text:p>
          </table:table-cell>
          <table:table-cell office:value-type="string">
            <text:p>B3.1|B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CSR </text:p>
          </table:table-cell>
          <table:table-cell office:value-type="string">
            <text:p>op3</text:p>
          </table:table-cell>
          <table:table-cell table:style-name="ce6" office:value-type="float" office:value="110001">
            <text:p>110001</text:p>
          </table:table-cell>
          <table:table-cell office:value-type="string">
            <text:p>Load Coprocessor State Register</text:p>
          </table:table-cell>
          <table:table-cell office:value-type="string">
            <text:p>Load/Store</text:p>
          </table:table-cell>
          <table:table-cell office:value-type="string">
            <text:p>B3.1|B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B</text:p>
          </table:table-cell>
          <table:table-cell office:value-type="string">
            <text:p>op3</text:p>
          </table:table-cell>
          <table:table-cell table:style-name="ce6" office:value-type="float" office:value="101">
            <text:p>000101</text:p>
          </table:table-cell>
          <table:table-cell office:value-type="string">
            <text:p>Store Byt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H</text:p>
          </table:table-cell>
          <table:table-cell office:value-type="string">
            <text:p>op3</text:p>
          </table:table-cell>
          <table:table-cell table:style-name="ce6" office:value-type="float" office:value="110">
            <text:p>000110</text:p>
          </table:table-cell>
          <table:table-cell office:value-type="string">
            <text:p>Store Halfword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</text:p>
          </table:table-cell>
          <table:table-cell office:value-type="string">
            <text:p>op3</text:p>
          </table:table-cell>
          <table:table-cell table:style-name="ce6" office:value-type="float" office:value="100">
            <text:p>000100</text:p>
          </table:table-cell>
          <table:table-cell office:value-type="string">
            <text:p>Store Word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D</text:p>
          </table:table-cell>
          <table:table-cell office:value-type="string">
            <text:p>op3</text:p>
          </table:table-cell>
          <table:table-cell table:style-name="ce6" office:value-type="float" office:value="111">
            <text:p>000111</text:p>
          </table:table-cell>
          <table:table-cell office:value-type="string">
            <text:p>Store Doubleword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BA†</text:p>
          </table:table-cell>
          <table:table-cell office:value-type="string">
            <text:p>op3</text:p>
          </table:table-cell>
          <table:table-cell table:style-name="ce6" office:value-type="float" office:value="10101">
            <text:p>010101</text:p>
          </table:table-cell>
          <table:table-cell office:value-type="string">
            <text:p>Store Byte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THA†</text:p>
          </table:table-cell>
          <table:table-cell office:value-type="string">
            <text:p>op3</text:p>
          </table:table-cell>
          <table:table-cell table:style-name="ce6" office:value-type="float" office:value="10110">
            <text:p>010110</text:p>
          </table:table-cell>
          <table:table-cell office:value-type="string">
            <text:p>Store Halfword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TA†</text:p>
          </table:table-cell>
          <table:table-cell office:value-type="string">
            <text:p>op3</text:p>
          </table:table-cell>
          <table:table-cell table:style-name="ce6" office:value-type="float" office:value="10100">
            <text:p>010100</text:p>
          </table:table-cell>
          <table:table-cell office:value-type="string">
            <text:p>Store Word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TDA† </text:p>
          </table:table-cell>
          <table:table-cell office:value-type="string">
            <text:p>op3</text:p>
          </table:table-cell>
          <table:table-cell table:style-name="ce6" office:value-type="float" office:value="10111">
            <text:p>010111</text:p>
          </table:table-cell>
          <table:table-cell office:value-type="string">
            <text:p>Store Doubleword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TF</text:p>
          </table:table-cell>
          <table:table-cell office:value-type="string">
            <text:p>op3</text:p>
          </table:table-cell>
          <table:table-cell table:style-name="ce6" office:value-type="float" office:value="100100">
            <text:p>100100</text:p>
          </table:table-cell>
          <table:table-cell office:value-type="string">
            <text:p>Store Floating-point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DF</text:p>
          </table:table-cell>
          <table:table-cell office:value-type="string">
            <text:p>op3</text:p>
          </table:table-cell>
          <table:table-cell table:style-name="ce6" office:value-type="float" office:value="100111">
            <text:p>100111</text:p>
          </table:table-cell>
          <table:table-cell office:value-type="string">
            <text:p>Store Double Floating-point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FSR</text:p>
          </table:table-cell>
          <table:table-cell office:value-type="string">
            <text:p>op3</text:p>
          </table:table-cell>
          <table:table-cell table:style-name="ce6" office:value-type="float" office:value="100101">
            <text:p>100101</text:p>
          </table:table-cell>
          <table:table-cell office:value-type="string">
            <text:p>Store Floating-point State Register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DFQ† </text:p>
          </table:table-cell>
          <table:table-cell office:value-type="string">
            <text:p>op3</text:p>
          </table:table-cell>
          <table:table-cell table:style-name="ce6" office:value-type="float" office:value="100110">
            <text:p>100110</text:p>
          </table:table-cell>
          <table:table-cell office:value-type="string">
            <text:p>Store Double Floating-point deferred-trap Queue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TC</text:p>
          </table:table-cell>
          <table:table-cell office:value-type="string">
            <text:p>op3</text:p>
          </table:table-cell>
          <table:table-cell table:style-name="ce6" office:value-type="float" office:value="110100">
            <text:p>110100</text:p>
          </table:table-cell>
          <table:table-cell office:value-type="string">
            <text:p>Store Coprocessor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DC</text:p>
          </table:table-cell>
          <table:table-cell office:value-type="string">
            <text:p>op3</text:p>
          </table:table-cell>
          <table:table-cell table:style-name="ce6" office:value-type="float" office:value="110111">
            <text:p>110111</text:p>
          </table:table-cell>
          <table:table-cell office:value-type="string">
            <text:p>Store Double Coprocessor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CSR</text:p>
          </table:table-cell>
          <table:table-cell office:value-type="string">
            <text:p>op3</text:p>
          </table:table-cell>
          <table:table-cell table:style-name="ce6" office:value-type="float" office:value="110101">
            <text:p>110101</text:p>
          </table:table-cell>
          <table:table-cell office:value-type="string">
            <text:p>Store Coprocessor State Register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DCQ†</text:p>
          </table:table-cell>
          <table:table-cell office:value-type="string">
            <text:p>op3</text:p>
          </table:table-cell>
          <table:table-cell table:style-name="ce6" office:value-type="float" office:value="110110">
            <text:p>110110</text:p>
          </table:table-cell>
          <table:table-cell office:value-type="string">
            <text:p>Store Double Coprocessor Queue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DSTUB</text:p>
          </table:table-cell>
          <table:table-cell office:value-type="string">
            <text:p>op3</text:p>
          </table:table-cell>
          <table:table-cell table:style-name="ce6" office:value-type="float" office:value="1101">
            <text:p>001101</text:p>
          </table:table-cell>
          <table:table-cell office:value-type="string">
            <text:p>Atomic Load-Store Unsigned Byte</text:p>
          </table:table-cell>
          <table:table-cell office:value-type="string">
            <text:p>Load/Store</text:p>
          </table:table-cell>
          <table:table-cell office:value-type="string">
            <text:p>B7.1|B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DSTUBA† </text:p>
          </table:table-cell>
          <table:table-cell office:value-type="string">
            <text:p>op3</text:p>
          </table:table-cell>
          <table:table-cell table:style-name="ce6" office:value-type="float" office:value="11101">
            <text:p>011101</text:p>
          </table:table-cell>
          <table:table-cell office:value-type="string">
            <text:p>Atomic Load-Store Unsigned Byte into Alternate space</text:p>
          </table:table-cell>
          <table:table-cell office:value-type="string">
            <text:p>Load/Store</text:p>
          </table:table-cell>
          <table:table-cell office:value-type="string">
            <text:p>B7.1|B7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WAP</text:p>
          </table:table-cell>
          <table:table-cell office:value-type="string">
            <text:p>op3</text:p>
          </table:table-cell>
          <table:table-cell table:style-name="ce6" office:value-type="float" office:value="1111">
            <text:p>001111</text:p>
          </table:table-cell>
          <table:table-cell office:value-type="string">
            <text:p>SWAP register with memory</text:p>
          </table:table-cell>
          <table:table-cell office:value-type="string">
            <text:p>Load/Store</text:p>
          </table:table-cell>
          <table:table-cell office:value-type="string">
            <text:p>B8.1|B8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WAPA† </text:p>
          </table:table-cell>
          <table:table-cell office:value-type="string">
            <text:p>op3</text:p>
          </table:table-cell>
          <table:table-cell table:style-name="ce6" office:value-type="float" office:value="11111">
            <text:p>011111</text:p>
          </table:table-cell>
          <table:table-cell office:value-type="string">
            <text:p>SWAP register with Alternate space memory</text:p>
          </table:table-cell>
          <table:table-cell office:value-type="string">
            <text:p>Load/Store</text:p>
          </table:table-cell>
          <table:table-cell office:value-type="string">
            <text:p>B8.1|B8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ETHI</text:p>
          </table:table-cell>
          <table:table-cell table:number-columns-repeated="2"/>
          <table:table-cell office:value-type="string">
            <text:p>Set High-Order 22 bits</text:p>
          </table:table-cell>
          <table:table-cell office:value-type="string">
            <text:p>Integer Arith</text:p>
          </table:table-cell>
          <table:table-cell office:value-type="string">
            <text:p>B9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NOP</text:p>
          </table:table-cell>
          <table:table-cell table:number-columns-repeated="2"/>
          <table:table-cell office:value-type="string">
            <text:p>No Operation</text:p>
          </table:table-cell>
          <table:table-cell office:value-type="string">
            <text:p>Integer Arith</text:p>
          </table:table-cell>
          <table:table-cell office:value-type="string">
            <text:p>B10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</text:p>
          </table:table-cell>
          <table:table-cell office:value-type="string">
            <text:p>op3</text:p>
          </table:table-cell>
          <table:table-cell table:style-name="ce6" office:value-type="float" office:value="1">
            <text:p>000001</text:p>
          </table:table-cell>
          <table:table-cell office:value-type="string">
            <text:p>And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cc</text:p>
          </table:table-cell>
          <table:table-cell office:value-type="string">
            <text:p>op3</text:p>
          </table:table-cell>
          <table:table-cell table:style-name="ce6" office:value-type="float" office:value="10001">
            <text:p>010001</text:p>
          </table:table-cell>
          <table:table-cell office:value-type="string">
            <text:p>And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N</text:p>
          </table:table-cell>
          <table:table-cell office:value-type="string">
            <text:p>op3</text:p>
          </table:table-cell>
          <table:table-cell table:style-name="ce6" office:value-type="float" office:value="101">
            <text:p>000101</text:p>
          </table:table-cell>
          <table:table-cell office:value-type="string">
            <text:p>And Not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Ncc</text:p>
          </table:table-cell>
          <table:table-cell office:value-type="string">
            <text:p>op3</text:p>
          </table:table-cell>
          <table:table-cell table:style-name="ce6" office:value-type="float" office:value="10101">
            <text:p>010101</text:p>
          </table:table-cell>
          <table:table-cell office:value-type="string">
            <text:p>And Not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</text:p>
          </table:table-cell>
          <table:table-cell office:value-type="string">
            <text:p>op3</text:p>
          </table:table-cell>
          <table:table-cell table:style-name="ce6" office:value-type="float" office:value="10">
            <text:p>000010</text:p>
          </table:table-cell>
          <table:table-cell office:value-type="string">
            <text:p>Inclusive Or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cc</text:p>
          </table:table-cell>
          <table:table-cell office:value-type="string">
            <text:p>op3</text:p>
          </table:table-cell>
          <table:table-cell table:style-name="ce6" office:value-type="float" office:value="10010">
            <text:p>010010</text:p>
          </table:table-cell>
          <table:table-cell office:value-type="string">
            <text:p>Inclusive Or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N</text:p>
          </table:table-cell>
          <table:table-cell office:value-type="string">
            <text:p>op3</text:p>
          </table:table-cell>
          <table:table-cell table:style-name="ce6" office:value-type="float" office:value="110">
            <text:p>000110</text:p>
          </table:table-cell>
          <table:table-cell office:value-type="string">
            <text:p>Inclusive Or Not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Ncc</text:p>
          </table:table-cell>
          <table:table-cell office:value-type="string">
            <text:p>op3</text:p>
          </table:table-cell>
          <table:table-cell table:style-name="ce6" office:value-type="float" office:value="10110">
            <text:p>010110</text:p>
          </table:table-cell>
          <table:table-cell office:value-type="string">
            <text:p>Inclusive Or Not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OR</text:p>
          </table:table-cell>
          <table:table-cell office:value-type="string">
            <text:p>op3</text:p>
          </table:table-cell>
          <table:table-cell table:style-name="ce6" office:value-type="float" office:value="11">
            <text:p>000011</text:p>
          </table:table-cell>
          <table:table-cell office:value-type="string">
            <text:p>Exclusive Or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ORcc</text:p>
          </table:table-cell>
          <table:table-cell office:value-type="string">
            <text:p>op3</text:p>
          </table:table-cell>
          <table:table-cell table:style-name="ce6" office:value-type="float" office:value="10011">
            <text:p>010011</text:p>
          </table:table-cell>
          <table:table-cell office:value-type="string">
            <text:p>Exclusive Or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NOR</text:p>
          </table:table-cell>
          <table:table-cell office:value-type="string">
            <text:p>op3</text:p>
          </table:table-cell>
          <table:table-cell table:style-name="ce6" office:value-type="float" office:value="111">
            <text:p>000111</text:p>
          </table:table-cell>
          <table:table-cell office:value-type="string">
            <text:p>Exclusive Nor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NORcc</text:p>
          </table:table-cell>
          <table:table-cell office:value-type="string">
            <text:p>op3</text:p>
          </table:table-cell>
          <table:table-cell table:style-name="ce6" office:value-type="float" office:value="10111">
            <text:p>010111</text:p>
          </table:table-cell>
          <table:table-cell office:value-type="string">
            <text:p>Exclusive Nor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LL</text:p>
          </table:table-cell>
          <table:table-cell office:value-type="string">
            <text:p>op3</text:p>
          </table:table-cell>
          <table:table-cell table:style-name="ce6" office:value-type="float" office:value="100101">
            <text:p>100101</text:p>
          </table:table-cell>
          <table:table-cell office:value-type="string">
            <text:p>Shift Left Logical</text:p>
          </table:table-cell>
          <table:table-cell office:value-type="string">
            <text:p>Integer Arith</text:p>
          </table:table-cell>
          <table:table-cell office:value-type="string">
            <text:p>B12.1|B1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RL</text:p>
          </table:table-cell>
          <table:table-cell office:value-type="string">
            <text:p>op3</text:p>
          </table:table-cell>
          <table:table-cell table:style-name="ce6" office:value-type="float" office:value="100110">
            <text:p>100110</text:p>
          </table:table-cell>
          <table:table-cell office:value-type="string">
            <text:p>Shift Right Logical</text:p>
          </table:table-cell>
          <table:table-cell office:value-type="string">
            <text:p>Integer Arith</text:p>
          </table:table-cell>
          <table:table-cell office:value-type="string">
            <text:p>B12.1|B1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RA</text:p>
          </table:table-cell>
          <table:table-cell office:value-type="string">
            <text:p>op3</text:p>
          </table:table-cell>
          <table:table-cell table:style-name="ce6" office:value-type="float" office:value="100111">
            <text:p>100111</text:p>
          </table:table-cell>
          <table:table-cell office:value-type="string">
            <text:p>Shift Right Arithmetic</text:p>
          </table:table-cell>
          <table:table-cell office:value-type="string">
            <text:p>Integer Arith</text:p>
          </table:table-cell>
          <table:table-cell office:value-type="string">
            <text:p>B12.1|B1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DD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dd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DDcc</text:p>
          </table:table-cell>
          <table:table-cell office:value-type="string">
            <text:p>op3</text:p>
          </table:table-cell>
          <table:table-cell table:style-name="ce6" office:value-type="float" office:value="10000">
            <text:p>010000</text:p>
          </table:table-cell>
          <table:table-cell office:value-type="string">
            <text:p>Add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DDX</text:p>
          </table:table-cell>
          <table:table-cell office:value-type="string">
            <text:p>op3</text:p>
          </table:table-cell>
          <table:table-cell table:style-name="ce6" office:value-type="float" office:value="1000">
            <text:p>001000</text:p>
          </table:table-cell>
          <table:table-cell office:value-type="string">
            <text:p>Add with Carr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DDXcc</text:p>
          </table:table-cell>
          <table:table-cell office:value-type="string">
            <text:p>op3</text:p>
          </table:table-cell>
          <table:table-cell table:style-name="ce6" office:value-type="float" office:value="11000">
            <text:p>011000</text:p>
          </table:table-cell>
          <table:table-cell office:value-type="string">
            <text:p>Add with Carr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ADDcc</text:p>
          </table:table-cell>
          <table:table-cell office:value-type="string">
            <text:p>op3</text:p>
          </table:table-cell>
          <table:table-cell table:style-name="ce6" office:value-type="float" office:value="100000">
            <text:p>100000</text:p>
          </table:table-cell>
          <table:table-cell office:value-type="string">
            <text:p>Tagged Add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ADDccTV</text:p>
          </table:table-cell>
          <table:table-cell office:value-type="string">
            <text:p>op3</text:p>
          </table:table-cell>
          <table:table-cell table:style-name="ce6" office:value-type="float" office:value="100010">
            <text:p>100010</text:p>
          </table:table-cell>
          <table:table-cell office:value-type="string">
            <text:p>Tagged Add, modify icc and Trap on Overfl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B</text:p>
          </table:table-cell>
          <table:table-cell office:value-type="string">
            <text:p>op3</text:p>
          </table:table-cell>
          <table:table-cell table:style-name="ce6" office:value-type="float" office:value="100">
            <text:p>000100</text:p>
          </table:table-cell>
          <table:table-cell office:value-type="string">
            <text:p>Subtract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Bcc</text:p>
          </table:table-cell>
          <table:table-cell office:value-type="string">
            <text:p>op3</text:p>
          </table:table-cell>
          <table:table-cell table:style-name="ce6" office:value-type="float" office:value="10100">
            <text:p>010100</text:p>
          </table:table-cell>
          <table:table-cell office:value-type="string">
            <text:p>Subtract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BX</text:p>
          </table:table-cell>
          <table:table-cell office:value-type="string">
            <text:p>op3</text:p>
          </table:table-cell>
          <table:table-cell table:style-name="ce6" office:value-type="float" office:value="1100">
            <text:p>001100</text:p>
          </table:table-cell>
          <table:table-cell office:value-type="string">
            <text:p>Subtract with Carr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BXcc</text:p>
          </table:table-cell>
          <table:table-cell office:value-type="string">
            <text:p>op3</text:p>
          </table:table-cell>
          <table:table-cell table:style-name="ce6" office:value-type="float" office:value="11100">
            <text:p>011100</text:p>
          </table:table-cell>
          <table:table-cell office:value-type="string">
            <text:p>Subtract with Carr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SUBcc</text:p>
          </table:table-cell>
          <table:table-cell office:value-type="string">
            <text:p>op3</text:p>
          </table:table-cell>
          <table:table-cell table:style-name="ce6" office:value-type="float" office:value="100001">
            <text:p>100001</text:p>
          </table:table-cell>
          <table:table-cell office:value-type="string">
            <text:p>Tagged Subtract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SUBccTV</text:p>
          </table:table-cell>
          <table:table-cell office:value-type="string">
            <text:p>op3</text:p>
          </table:table-cell>
          <table:table-cell table:style-name="ce6" office:value-type="float" office:value="100011">
            <text:p>100011</text:p>
          </table:table-cell>
          <table:table-cell office:value-type="string">
            <text:p>Tagged Subtract, modify icc and Trap on Overfl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MULScc</text:p>
          </table:table-cell>
          <table:table-cell office:value-type="string">
            <text:p>op3</text:p>
          </table:table-cell>
          <table:table-cell table:style-name="ce6" office:value-type="float" office:value="100100">
            <text:p>100100</text:p>
          </table:table-cell>
          <table:table-cell office:value-type="string">
            <text:p>Multiply Step and modify icc</text:p>
          </table:table-cell>
          <table:table-cell office:value-type="string">
            <text:p>Integer Arith</text:p>
          </table:table-cell>
          <table:table-cell office:value-type="string">
            <text:p>B17.1|B1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MUL</text:p>
          </table:table-cell>
          <table:table-cell office:value-type="string">
            <text:p>op3</text:p>
          </table:table-cell>
          <table:table-cell table:style-name="ce6" office:value-type="float" office:value="1010">
            <text:p>001010</text:p>
          </table:table-cell>
          <table:table-cell office:value-type="string">
            <text:p>Unsigned Integer Multipl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MUL</text:p>
          </table:table-cell>
          <table:table-cell office:value-type="string">
            <text:p>op3</text:p>
          </table:table-cell>
          <table:table-cell table:style-name="ce6" office:value-type="float" office:value="1011">
            <text:p>001011</text:p>
          </table:table-cell>
          <table:table-cell office:value-type="string">
            <text:p>Signed Integer Multipl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MULcc</text:p>
          </table:table-cell>
          <table:table-cell office:value-type="string">
            <text:p>op3</text:p>
          </table:table-cell>
          <table:table-cell table:style-name="ce6" office:value-type="float" office:value="11010">
            <text:p>011010</text:p>
          </table:table-cell>
          <table:table-cell office:value-type="string">
            <text:p>Un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MULcc</text:p>
          </table:table-cell>
          <table:table-cell office:value-type="string">
            <text:p>op3</text:p>
          </table:table-cell>
          <table:table-cell table:style-name="ce6" office:value-type="float" office:value="11011">
            <text:p>011011</text:p>
          </table:table-cell>
          <table:table-cell office:value-type="string">
            <text:p>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DIV</text:p>
          </table:table-cell>
          <table:table-cell office:value-type="string">
            <text:p>op3</text:p>
          </table:table-cell>
          <table:table-cell table:style-name="ce6" office:value-type="float" office:value="1110">
            <text:p>001110</text:p>
          </table:table-cell>
          <table:table-cell office:value-type="string">
            <text:p>Unsigned Integer Divide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DIV</text:p>
          </table:table-cell>
          <table:table-cell office:value-type="string">
            <text:p>op3</text:p>
          </table:table-cell>
          <table:table-cell table:style-name="ce6" office:value-type="float" office:value="1111">
            <text:p>001111</text:p>
          </table:table-cell>
          <table:table-cell office:value-type="string">
            <text:p>Signed Integer Divide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DIVcc</text:p>
          </table:table-cell>
          <table:table-cell office:value-type="string">
            <text:p>op3</text:p>
          </table:table-cell>
          <table:table-cell table:style-name="ce6" office:value-type="float" office:value="11110">
            <text:p>011110</text:p>
          </table:table-cell>
          <table:table-cell office:value-type="string">
            <text:p>Un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DIVcc</text:p>
          </table:table-cell>
          <table:table-cell office:value-type="string">
            <text:p>op3</text:p>
          </table:table-cell>
          <table:table-cell table:style-name="ce6" office:value-type="float" office:value="11111">
            <text:p>011111</text:p>
          </table:table-cell>
          <table:table-cell office:value-type="string">
            <text:p>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AVE</text:p>
          </table:table-cell>
          <table:table-cell office:value-type="string">
            <text:p>op3</text:p>
          </table:table-cell>
          <table:table-cell table:style-name="ce6" office:value-type="float" office:value="111100">
            <text:p>111100</text:p>
          </table:table-cell>
          <table:table-cell office:value-type="string">
            <text:p>Save caller’s wind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ESTORE</text:p>
          </table:table-cell>
          <table:table-cell office:value-type="string">
            <text:p>op3</text:p>
          </table:table-cell>
          <table:table-cell table:style-name="ce6" office:value-type="float" office:value="111101">
            <text:p>111101</text:p>
          </table:table-cell>
          <table:table-cell office:value-type="string">
            <text:p>Restore caller’s wind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 office:value-type="string">
            <text:p>Branch Always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 office:value-type="string">
            <text:p>Branch Never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NE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 office:value-type="string">
            <text:p>Branch on Not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E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 office:value-type="string">
            <text:p>Branch on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G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 office:value-type="string">
            <text:p>Branch on Greater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LE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 office:value-type="string">
            <text:p>Branch on Less or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GE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 office:value-type="string">
            <text:p>Branch on Greater or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L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 office:value-type="string">
            <text:p>Branch on Less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GU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 office:value-type="string">
            <text:p>Branch on Greater Unsigned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LEU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 office:value-type="string">
            <text:p>Branch on Less or Equal Unsigned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CC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 office:value-type="string">
            <text:p>Branch on Carry Clear (Greater than or Equal, Unsigned)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CS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 office:value-type="string">
            <text:p>Branch on Carry Set (Less than, Unsigned)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POS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 office:value-type="string">
            <text:p>Branch on Positive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NEG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 office:value-type="string">
            <text:p>Branch on Negative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VC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 office:value-type="string">
            <text:p>Branch on Overflow Clear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VS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 office:value-type="string">
            <text:p>Branch on Overflow Set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 office:value-type="string">
            <text:p>Branch Always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 office:value-type="string">
            <text:p>Branch Nev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U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 office:value-type="string">
            <text:p>Branch on Unordered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G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 office:value-type="string">
            <text:p>Branch on Great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UG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 office:value-type="string">
            <text:p>Branch on Unordered or Great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L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 office:value-type="string">
            <text:p>Branch on Less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UL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 office:value-type="string">
            <text:p>Branch on Unordered or Less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LG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 office:value-type="string">
            <text:p>Branch on Less or Great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NE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 office:value-type="string">
            <text:p>Branch on Not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E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 office:value-type="string">
            <text:p>Branch on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UE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 office:value-type="string">
            <text:p>Branch on Unordered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GE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 office:value-type="string">
            <text:p>Branch on Greater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UGE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 office:value-type="string">
            <text:p>Branch on Unordered or Greater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LE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 office:value-type="string">
            <text:p>Branch on Less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ULE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 office:value-type="string">
            <text:p>Branch on Unordered or Less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BO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 office:value-type="string">
            <text:p>Branch on Ordered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3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2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23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1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13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12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123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3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2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23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1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13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B012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ALL</text:p>
          </table:table-cell>
          <table:table-cell office:value-type="string">
            <text:p>op</text:p>
          </table:table-cell>
          <table:table-cell table:style-name="ce8" office:value-type="float" office:value="1">
            <text:p>01</text:p>
          </table:table-cell>
          <table:table-cell office:value-type="string">
            <text:p>Call and Link</text:p>
          </table:table-cell>
          <table:table-cell office:value-type="string">
            <text:p>Control Transfer</text:p>
          </table:table-cell>
          <table:table-cell office:value-type="string">
            <text:p>B2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MPL</text:p>
          </table:table-cell>
          <table:table-cell office:value-type="string">
            <text:p>op3</text:p>
          </table:table-cell>
          <table:table-cell table:style-name="ce6" office:value-type="float" office:value="111000">
            <text:p>111000</text:p>
          </table:table-cell>
          <table:table-cell office:value-type="string">
            <text:p>Jump and Link</text:p>
          </table:table-cell>
          <table:table-cell office:value-type="string">
            <text:p>Control Transfer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ETT</text:p>
          </table:table-cell>
          <table:table-cell office:value-type="string">
            <text:p>op3</text:p>
          </table:table-cell>
          <table:table-cell table:style-name="ce6" office:value-type="float" office:value="111001">
            <text:p>111001</text:p>
          </table:table-cell>
          <table:table-cell office:value-type="string">
            <text:p>Return from Trap</text:p>
          </table:table-cell>
          <table:table-cell office:value-type="string">
            <text:p>Control Transfer</text:p>
          </table:table-cell>
          <table:table-cell office:value-type="string">
            <text:p>B26.1|B26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 office:value-type="string">
            <text:p>Trap Always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 office:value-type="string">
            <text:p>Trap Never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NE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 office:value-type="string">
            <text:p>Trap on Not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E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 office:value-type="string">
            <text:p>Trap on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G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 office:value-type="string">
            <text:p>Trap on Greater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LE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 office:value-type="string">
            <text:p>Trap on Less or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GE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 office:value-type="string">
            <text:p>Trap on Greater or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L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 office:value-type="string">
            <text:p>Trap on Less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GU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 office:value-type="string">
            <text:p>Trap on Greater Unsigned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LEU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 office:value-type="string">
            <text:p>Trap on Less or Equal Unsigned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CC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 office:value-type="string">
            <text:p>Trap on Carry Clear (Greater than or Equal, Unsigned)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CS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 office:value-type="string">
            <text:p>Trap on Carry Set (Less Than, Unsigned)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POS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 office:value-type="string">
            <text:p>Trap on Positive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NEG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 office:value-type="string">
            <text:p>Trap on Negative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VC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 office:value-type="string">
            <text:p>Trap on Overflow Clear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VS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 office:value-type="string">
            <text:p>Trap on Overflow Set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DY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Read Y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DASR‡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Read Ancillary State Register (reserved)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RDASR‡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(implementation-dependent)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RDPSR†</text:p>
          </table:table-cell>
          <table:table-cell office:value-type="string">
            <text:p>op3</text:p>
          </table:table-cell>
          <table:table-cell office:value-type="float" office:value="101001">
            <text:p>101001</text:p>
          </table:table-cell>
          <table:table-cell office:value-type="string">
            <text:p>Read Processor State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RDWIM†</text:p>
          </table:table-cell>
          <table:table-cell office:value-type="string">
            <text:p>op3</text:p>
          </table:table-cell>
          <table:table-cell office:value-type="float" office:value="101010">
            <text:p>101010</text:p>
          </table:table-cell>
          <table:table-cell office:value-type="string">
            <text:p>Read Window Invalid Mask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RDTBR†</text:p>
          </table:table-cell>
          <table:table-cell office:value-type="string">
            <text:p>op3</text:p>
          </table:table-cell>
          <table:table-cell office:value-type="float" office:value="101011">
            <text:p>101011</text:p>
          </table:table-cell>
          <table:table-cell office:value-type="string">
            <text:p>Read Trap Base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WRY</text:p>
          </table:table-cell>
          <table:table-cell office:value-type="string">
            <text:p>op3</text:p>
          </table:table-cell>
          <table:table-cell office:value-type="float" office:value="110000">
            <text:p>110000</text:p>
          </table:table-cell>
          <table:table-cell office:value-type="string">
            <text:p>Write Y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ASR‡</text:p>
          </table:table-cell>
          <table:table-cell office:value-type="string">
            <text:p>op3</text:p>
          </table:table-cell>
          <table:table-cell office:value-type="float" office:value="110000">
            <text:p>110000</text:p>
          </table:table-cell>
          <table:table-cell office:value-type="string">
            <text:p>Write Ancillary State Register (reserved)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WRASR‡</text:p>
          </table:table-cell>
          <table:table-cell office:value-type="string">
            <text:p>op3</text:p>
          </table:table-cell>
          <table:table-cell office:value-type="float" office:value="110000">
            <text:p>110000</text:p>
          </table:table-cell>
          <table:table-cell office:value-type="string">
            <text:p>(implementation-dependent)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WRPSR†</text:p>
          </table:table-cell>
          <table:table-cell office:value-type="string">
            <text:p>op3</text:p>
          </table:table-cell>
          <table:table-cell office:value-type="float" office:value="110001">
            <text:p>110001</text:p>
          </table:table-cell>
          <table:table-cell office:value-type="string">
            <text:p>Write Processor State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WRWIM†</text:p>
          </table:table-cell>
          <table:table-cell office:value-type="string">
            <text:p>op3</text:p>
          </table:table-cell>
          <table:table-cell office:value-type="float" office:value="110010">
            <text:p>110010</text:p>
          </table:table-cell>
          <table:table-cell office:value-type="string">
            <text:p>Write Window Invalid Mask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WRTBR†</text:p>
          </table:table-cell>
          <table:table-cell office:value-type="string">
            <text:p>op3</text:p>
          </table:table-cell>
          <table:table-cell office:value-type="float" office:value="110011">
            <text:p>110011</text:p>
          </table:table-cell>
          <table:table-cell office:value-type="string">
            <text:p>Write Trap Base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TBAR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Store Barrier</text:p>
          </table:table-cell>
          <table:table-cell/>
          <table:table-cell office:value-type="string">
            <text:p>B30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NIMP</text:p>
          </table:table-cell>
          <table:table-cell office:value-type="string">
            <text:p>op2</text:p>
          </table:table-cell>
          <table:table-cell office:value-type="float" office:value="0">
            <text:p>0</text:p>
          </table:table-cell>
          <table:table-cell office:value-type="string">
            <text:p>Unimplemented</text:p>
          </table:table-cell>
          <table:table-cell/>
          <table:table-cell office:value-type="string">
            <text:p>B3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LUSH</text:p>
          </table:table-cell>
          <table:table-cell office:value-type="string">
            <text:p>op3</text:p>
          </table:table-cell>
          <table:table-cell office:value-type="float" office:value="111011">
            <text:p>111011</text:p>
          </table:table-cell>
          <table:table-cell office:value-type="string">
            <text:p>Flush Instruction Memory</text:p>
          </table:table-cell>
          <table:table-cell/>
          <table:table-cell office:value-type="string">
            <text:p>B32.1|B3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Pop1</text:p>
          </table:table-cell>
          <table:table-cell office:value-type="string">
            <text:p>op3</text:p>
          </table:table-cell>
          <table:table-cell office:value-type="float" office:value="110100">
            <text:p>110100</text:p>
          </table:table-cell>
          <table:table-cell office:value-type="string">
            <text:p>Floating Point Operate</text:p>
          </table:table-cell>
          <table:table-cell/>
          <table:table-cell office:value-type="string">
            <text:p>B3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Pop2</text:p>
          </table:table-cell>
          <table:table-cell office:value-type="string">
            <text:p>op3</text:p>
          </table:table-cell>
          <table:table-cell office:value-type="float" office:value="110101">
            <text:p>110101</text:p>
          </table:table-cell>
          <table:table-cell office:value-type="string">
            <text:p>Floating Point Operate</text:p>
          </table:table-cell>
          <table:table-cell/>
          <table:table-cell office:value-type="string">
            <text:p>B3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iTOs</text:p>
          </table:table-cell>
          <table:table-cell office:value-type="string">
            <text:p>opf</text:p>
          </table:table-cell>
          <table:table-cell office:value-type="float" office:value="11000100">
            <text:p>11000100</text:p>
          </table:table-cell>
          <table:table-cell office:value-type="string">
            <text:p>Convert Integer to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iTOd</text:p>
          </table:table-cell>
          <table:table-cell office:value-type="string">
            <text:p>opf</text:p>
          </table:table-cell>
          <table:table-cell office:value-type="float" office:value="11001000">
            <text:p>11001000</text:p>
          </table:table-cell>
          <table:table-cell office:value-type="string">
            <text:p>Convert Integer to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iTOq</text:p>
          </table:table-cell>
          <table:table-cell office:value-type="string">
            <text:p>opf</text:p>
          </table:table-cell>
          <table:table-cell office:value-type="float" office:value="11001100">
            <text:p>11001100</text:p>
          </table:table-cell>
          <table:table-cell office:value-type="string">
            <text:p>Convert Integer to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TOi</text:p>
          </table:table-cell>
          <table:table-cell office:value-type="string">
            <text:p>opf</text:p>
          </table:table-cell>
          <table:table-cell office:value-type="float" office:value="11010001">
            <text:p>11010001</text:p>
          </table:table-cell>
          <table:table-cell office:value-type="string">
            <text:p>Convert Single to Integer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TOi</text:p>
          </table:table-cell>
          <table:table-cell office:value-type="string">
            <text:p>opf</text:p>
          </table:table-cell>
          <table:table-cell office:value-type="float" office:value="11010010">
            <text:p>11010010</text:p>
          </table:table-cell>
          <table:table-cell office:value-type="string">
            <text:p>Convert Double to Integer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qTOi</text:p>
          </table:table-cell>
          <table:table-cell office:value-type="string">
            <text:p>opf</text:p>
          </table:table-cell>
          <table:table-cell office:value-type="float" office:value="11010011">
            <text:p>11010011</text:p>
          </table:table-cell>
          <table:table-cell office:value-type="string">
            <text:p>Convert Quad to Integer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TOd</text:p>
          </table:table-cell>
          <table:table-cell office:value-type="string">
            <text:p>opf</text:p>
          </table:table-cell>
          <table:table-cell office:value-type="float" office:value="11001001">
            <text:p>11001001</text:p>
          </table:table-cell>
          <table:table-cell office:value-type="string">
            <text:p>Convert Single to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TOq</text:p>
          </table:table-cell>
          <table:table-cell office:value-type="string">
            <text:p>opf</text:p>
          </table:table-cell>
          <table:table-cell office:value-type="float" office:value="11001101">
            <text:p>11001101</text:p>
          </table:table-cell>
          <table:table-cell office:value-type="string">
            <text:p>Convert Single to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TOs</text:p>
          </table:table-cell>
          <table:table-cell office:value-type="string">
            <text:p>opf</text:p>
          </table:table-cell>
          <table:table-cell office:value-type="float" office:value="11000110">
            <text:p>11000110</text:p>
          </table:table-cell>
          <table:table-cell office:value-type="string">
            <text:p>Convert Double to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TOq</text:p>
          </table:table-cell>
          <table:table-cell office:value-type="string">
            <text:p>opf</text:p>
          </table:table-cell>
          <table:table-cell office:value-type="float" office:value="11001110">
            <text:p>11001110</text:p>
          </table:table-cell>
          <table:table-cell office:value-type="string">
            <text:p>Convert Double to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qTOs</text:p>
          </table:table-cell>
          <table:table-cell office:value-type="string">
            <text:p>opf</text:p>
          </table:table-cell>
          <table:table-cell office:value-type="float" office:value="11000111">
            <text:p>11000111</text:p>
          </table:table-cell>
          <table:table-cell office:value-type="string">
            <text:p>Convert Quad to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qTOd</text:p>
          </table:table-cell>
          <table:table-cell office:value-type="string">
            <text:p>opf</text:p>
          </table:table-cell>
          <table:table-cell office:value-type="float" office:value="11001011">
            <text:p>11001011</text:p>
          </table:table-cell>
          <table:table-cell office:value-type="string">
            <text:p>Convert Quad to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MOVs</text:p>
          </table:table-cell>
          <table:table-cell office:value-type="string">
            <text:p>opf</text:p>
          </table:table-cell>
          <table:table-cell office:value-type="float" office:value="1">
            <text:p>1</text:p>
          </table:table-cell>
          <table:table-cell office:value-type="string">
            <text:p>Mov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NEGs</text:p>
          </table:table-cell>
          <table:table-cell office:value-type="string">
            <text:p>opf</text:p>
          </table:table-cell>
          <table:table-cell office:value-type="float" office:value="101">
            <text:p>101</text:p>
          </table:table-cell>
          <table:table-cell office:value-type="string">
            <text:p>Negat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ABSs</text:p>
          </table:table-cell>
          <table:table-cell office:value-type="string">
            <text:p>opf</text:p>
          </table:table-cell>
          <table:table-cell office:value-type="float" office:value="1001">
            <text:p>1001</text:p>
          </table:table-cell>
          <table:table-cell office:value-type="string">
            <text:p>Absolute Valu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QRTs</text:p>
          </table:table-cell>
          <table:table-cell office:value-type="string">
            <text:p>opf</text:p>
          </table:table-cell>
          <table:table-cell office:value-type="float" office:value="101001">
            <text:p>101001</text:p>
          </table:table-cell>
          <table:table-cell office:value-type="string">
            <text:p>Square Root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QRTd</text:p>
          </table:table-cell>
          <table:table-cell office:value-type="string">
            <text:p>opf</text:p>
          </table:table-cell>
          <table:table-cell office:value-type="float" office:value="101010">
            <text:p>101010</text:p>
          </table:table-cell>
          <table:table-cell office:value-type="string">
            <text:p>Square Root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QRTq</text:p>
          </table:table-cell>
          <table:table-cell office:value-type="string">
            <text:p>opf</text:p>
          </table:table-cell>
          <table:table-cell office:value-type="float" office:value="101011">
            <text:p>101011</text:p>
          </table:table-cell>
          <table:table-cell office:value-type="string">
            <text:p>Square Root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ADDs</text:p>
          </table:table-cell>
          <table:table-cell office:value-type="string">
            <text:p>opf</text:p>
          </table:table-cell>
          <table:table-cell office:value-type="float" office:value="1000001">
            <text:p>1000001</text:p>
          </table:table-cell>
          <table:table-cell office:value-type="string">
            <text:p>Add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ADDd</text:p>
          </table:table-cell>
          <table:table-cell office:value-type="string">
            <text:p>opf</text:p>
          </table:table-cell>
          <table:table-cell office:value-type="float" office:value="1000010">
            <text:p>1000010</text:p>
          </table:table-cell>
          <table:table-cell office:value-type="string">
            <text:p>Add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ADDq</text:p>
          </table:table-cell>
          <table:table-cell office:value-type="string">
            <text:p>opf</text:p>
          </table:table-cell>
          <table:table-cell office:value-type="float" office:value="1000011">
            <text:p>1000011</text:p>
          </table:table-cell>
          <table:table-cell office:value-type="string">
            <text:p>Add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UBs</text:p>
          </table:table-cell>
          <table:table-cell office:value-type="string">
            <text:p>opf</text:p>
          </table:table-cell>
          <table:table-cell office:value-type="float" office:value="1000101">
            <text:p>1000101</text:p>
          </table:table-cell>
          <table:table-cell office:value-type="string">
            <text:p>Subtract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UBd</text:p>
          </table:table-cell>
          <table:table-cell office:value-type="string">
            <text:p>opf</text:p>
          </table:table-cell>
          <table:table-cell office:value-type="float" office:value="1000110">
            <text:p>1000110</text:p>
          </table:table-cell>
          <table:table-cell office:value-type="string">
            <text:p>Subtract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UBq</text:p>
          </table:table-cell>
          <table:table-cell office:value-type="string">
            <text:p>opf</text:p>
          </table:table-cell>
          <table:table-cell office:value-type="float" office:value="1000111">
            <text:p>1000111</text:p>
          </table:table-cell>
          <table:table-cell office:value-type="string">
            <text:p>Subtract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MULs</text:p>
          </table:table-cell>
          <table:table-cell office:value-type="string">
            <text:p>opf</text:p>
          </table:table-cell>
          <table:table-cell office:value-type="float" office:value="1001001">
            <text:p>1001001</text:p>
          </table:table-cell>
          <table:table-cell office:value-type="string">
            <text:p>Multiply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MULd</text:p>
          </table:table-cell>
          <table:table-cell office:value-type="string">
            <text:p>opf</text:p>
          </table:table-cell>
          <table:table-cell office:value-type="float" office:value="1001010">
            <text:p>1001010</text:p>
          </table:table-cell>
          <table:table-cell office:value-type="string">
            <text:p>Multiply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MULq</text:p>
          </table:table-cell>
          <table:table-cell office:value-type="string">
            <text:p>opf</text:p>
          </table:table-cell>
          <table:table-cell office:value-type="float" office:value="1001011">
            <text:p>1001011</text:p>
          </table:table-cell>
          <table:table-cell office:value-type="string">
            <text:p>Multiply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sMULd</text:p>
          </table:table-cell>
          <table:table-cell office:value-type="string">
            <text:p>opf</text:p>
          </table:table-cell>
          <table:table-cell office:value-type="float" office:value="1101001">
            <text:p>1101001</text:p>
          </table:table-cell>
          <table:table-cell office:value-type="string">
            <text:p>Multiply Single to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MULq</text:p>
          </table:table-cell>
          <table:table-cell office:value-type="string">
            <text:p>opf</text:p>
          </table:table-cell>
          <table:table-cell office:value-type="float" office:value="1101110">
            <text:p>1101110</text:p>
          </table:table-cell>
          <table:table-cell office:value-type="string">
            <text:p>Multiply Double to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IVs</text:p>
          </table:table-cell>
          <table:table-cell office:value-type="string">
            <text:p>opf</text:p>
          </table:table-cell>
          <table:table-cell office:value-type="float" office:value="1001101">
            <text:p>1001101</text:p>
          </table:table-cell>
          <table:table-cell office:value-type="string">
            <text:p>Divide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IVd</text:p>
          </table:table-cell>
          <table:table-cell office:value-type="string">
            <text:p>opf</text:p>
          </table:table-cell>
          <table:table-cell office:value-type="float" office:value="1001110">
            <text:p>1001110</text:p>
          </table:table-cell>
          <table:table-cell office:value-type="string">
            <text:p>Divide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DIVq</text:p>
          </table:table-cell>
          <table:table-cell office:value-type="string">
            <text:p>opf</text:p>
          </table:table-cell>
          <table:table-cell office:value-type="float" office:value="1001111">
            <text:p>1001111</text:p>
          </table:table-cell>
          <table:table-cell office:value-type="string">
            <text:p>Divide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CMPs</text:p>
          </table:table-cell>
          <table:table-cell office:value-type="string">
            <text:p>opf</text:p>
          </table:table-cell>
          <table:table-cell office:value-type="float" office:value="1010001">
            <text:p>1010001</text:p>
          </table:table-cell>
          <table:table-cell office:value-type="string">
            <text:p>Compare Single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CMPd</text:p>
          </table:table-cell>
          <table:table-cell office:value-type="string">
            <text:p>opf</text:p>
          </table:table-cell>
          <table:table-cell office:value-type="float" office:value="1010010">
            <text:p>1010010</text:p>
          </table:table-cell>
          <table:table-cell office:value-type="string">
            <text:p>Compare Double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CMPq</text:p>
          </table:table-cell>
          <table:table-cell office:value-type="string">
            <text:p>opf</text:p>
          </table:table-cell>
          <table:table-cell office:value-type="float" office:value="1010011">
            <text:p>1010011</text:p>
          </table:table-cell>
          <table:table-cell office:value-type="string">
            <text:p>Compare Qua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CMPEs</text:p>
          </table:table-cell>
          <table:table-cell office:value-type="string">
            <text:p>opf</text:p>
          </table:table-cell>
          <table:table-cell office:value-type="float" office:value="1010101">
            <text:p>1010101</text:p>
          </table:table-cell>
          <table:table-cell office:value-type="string">
            <text:p>Compare Single and Exception if Unordere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CMPEd</text:p>
          </table:table-cell>
          <table:table-cell office:value-type="string">
            <text:p>opf</text:p>
          </table:table-cell>
          <table:table-cell office:value-type="float" office:value="1010110">
            <text:p>1010110</text:p>
          </table:table-cell>
          <table:table-cell office:value-type="string">
            <text:p>Compare Double and Exception if Unordere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CMPEq</text:p>
          </table:table-cell>
          <table:table-cell office:value-type="string">
            <text:p>opf</text:p>
          </table:table-cell>
          <table:table-cell office:value-type="float" office:value="1010111">
            <text:p>1010111</text:p>
          </table:table-cell>
          <table:table-cell office:value-type="string">
            <text:p>Compare Quad and Exception if Unordere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Pop1</text:p>
          </table:table-cell>
          <table:table-cell office:value-type="string">
            <text:p>opc</text:p>
          </table:table-cell>
          <table:table-cell office:value-type="float" office:value="110110">
            <text:p>110110</text:p>
          </table:table-cell>
          <table:table-cell office:value-type="string">
            <text:p>Coprocessor Operate</text:p>
          </table:table-cell>
          <table:table-cell/>
          <table:table-cell office:value-type="string">
            <text:p>B3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Pop2</text:p>
          </table:table-cell>
          <table:table-cell office:value-type="string">
            <text:p>opc</text:p>
          </table:table-cell>
          <table:table-cell office:value-type="float" office:value="110111">
            <text:p>110111</text:p>
          </table:table-cell>
          <table:table-cell office:value-type="string">
            <text:p>Coprocessor Operate</text:p>
          </table:table-cell>
          <table:table-cell/>
          <table:table-cell office:value-type="string">
            <text:p>B3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DDD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DDDcc</text:p>
          </table:table-cell>
          <table:table-cell office:value-type="string">
            <text:p>op3</text:p>
          </table:table-cell>
          <table:table-cell table:style-name="ce6" office:value-type="float" office:value="10000">
            <text:p>010000</text:p>
          </table:table-cell>
          <table:table-cell office:value-type="string">
            <text:p>AJIT Add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B</text:p>
          </table:table-cell>
          <table:table-cell office:value-type="string">
            <text:p>op3</text:p>
          </table:table-cell>
          <table:table-cell table:style-name="ce6" office:value-type="float" office:value="100">
            <text:p>000100</text:p>
          </table:table-cell>
          <table:table-cell office:value-type="string">
            <text:p>Subtract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Bcc</text:p>
          </table:table-cell>
          <table:table-cell office:value-type="string">
            <text:p>op3</text:p>
          </table:table-cell>
          <table:table-cell table:style-name="ce6" office:value-type="float" office:value="10100">
            <text:p>010100</text:p>
          </table:table-cell>
          <table:table-cell office:value-type="string">
            <text:p>Subtract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LL</text:p>
          </table:table-cell>
          <table:table-cell office:value-type="string">
            <text:p>op3</text:p>
          </table:table-cell>
          <table:table-cell table:style-name="ce6" office:value-type="float" office:value="100101">
            <text:p>100101</text:p>
          </table:table-cell>
          <table:table-cell office:value-type="string">
            <text:p>Shift Left Logical</text:p>
          </table:table-cell>
          <table:table-cell office:value-type="string">
            <text:p>Integer Arith</text:p>
          </table:table-cell>
          <table:table-cell office:value-type="string">
            <text:p>AJ2.1|AJ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RL</text:p>
          </table:table-cell>
          <table:table-cell office:value-type="string">
            <text:p>op3</text:p>
          </table:table-cell>
          <table:table-cell table:style-name="ce6" office:value-type="float" office:value="100110">
            <text:p>100110</text:p>
          </table:table-cell>
          <table:table-cell office:value-type="string">
            <text:p>Shift Right Logical</text:p>
          </table:table-cell>
          <table:table-cell office:value-type="string">
            <text:p>Integer Arith</text:p>
          </table:table-cell>
          <table:table-cell office:value-type="string">
            <text:p>AJ2.1|AJ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RA</text:p>
          </table:table-cell>
          <table:table-cell office:value-type="string">
            <text:p>op3</text:p>
          </table:table-cell>
          <table:table-cell table:style-name="ce6" office:value-type="float" office:value="100111">
            <text:p>100111</text:p>
          </table:table-cell>
          <table:table-cell office:value-type="string">
            <text:p>Shift Right Arithmetic</text:p>
          </table:table-cell>
          <table:table-cell office:value-type="string">
            <text:p>Integer Arith</text:p>
          </table:table-cell>
          <table:table-cell office:value-type="string">
            <text:p>AJ2.1|AJ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MUL</text:p>
          </table:table-cell>
          <table:table-cell office:value-type="string">
            <text:p>op3</text:p>
          </table:table-cell>
          <table:table-cell table:style-name="ce6" office:value-type="float" office:value="1010">
            <text:p>001010</text:p>
          </table:table-cell>
          <table:table-cell office:value-type="string">
            <text:p>Unsigned Integer Multiply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MUL</text:p>
          </table:table-cell>
          <table:table-cell office:value-type="string">
            <text:p>op3</text:p>
          </table:table-cell>
          <table:table-cell table:style-name="ce6" office:value-type="float" office:value="1011">
            <text:p>001011</text:p>
          </table:table-cell>
          <table:table-cell office:value-type="string">
            <text:p>Signed Integer Multiply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MULcc</text:p>
          </table:table-cell>
          <table:table-cell office:value-type="string">
            <text:p>op3</text:p>
          </table:table-cell>
          <table:table-cell table:style-name="ce6" office:value-type="float" office:value="11010">
            <text:p>011010</text:p>
          </table:table-cell>
          <table:table-cell office:value-type="string">
            <text:p>Un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MULcc</text:p>
          </table:table-cell>
          <table:table-cell office:value-type="string">
            <text:p>op3</text:p>
          </table:table-cell>
          <table:table-cell table:style-name="ce6" office:value-type="float" office:value="11011">
            <text:p>011011</text:p>
          </table:table-cell>
          <table:table-cell office:value-type="string">
            <text:p>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DIV</text:p>
          </table:table-cell>
          <table:table-cell office:value-type="string">
            <text:p>op3</text:p>
          </table:table-cell>
          <table:table-cell table:style-name="ce6" office:value-type="float" office:value="1110">
            <text:p>001110</text:p>
          </table:table-cell>
          <table:table-cell office:value-type="string">
            <text:p>Unsigned Integer Divide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DIV</text:p>
          </table:table-cell>
          <table:table-cell office:value-type="string">
            <text:p>op3</text:p>
          </table:table-cell>
          <table:table-cell table:style-name="ce6" office:value-type="float" office:value="1111">
            <text:p>001111</text:p>
          </table:table-cell>
          <table:table-cell office:value-type="string">
            <text:p>Signed Integer Divide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DIVcc</text:p>
          </table:table-cell>
          <table:table-cell office:value-type="string">
            <text:p>op3</text:p>
          </table:table-cell>
          <table:table-cell table:style-name="ce6" office:value-type="float" office:value="11110">
            <text:p>011110</text:p>
          </table:table-cell>
          <table:table-cell office:value-type="string">
            <text:p>Un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DIVcc</text:p>
          </table:table-cell>
          <table:table-cell office:value-type="string">
            <text:p>op3</text:p>
          </table:table-cell>
          <table:table-cell table:style-name="ce6" office:value-type="float" office:value="11111">
            <text:p>011111</text:p>
          </table:table-cell>
          <table:table-cell office:value-type="string">
            <text:p>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</text:p>
          </table:table-cell>
          <table:table-cell office:value-type="string">
            <text:p>op3</text:p>
          </table:table-cell>
          <table:table-cell table:style-name="ce6" office:value-type="float" office:value="10">
            <text:p>000010</text:p>
          </table:table-cell>
          <table:table-cell office:value-type="string">
            <text:p>Inclusive Or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cc</text:p>
          </table:table-cell>
          <table:table-cell office:value-type="string">
            <text:p>op3</text:p>
          </table:table-cell>
          <table:table-cell table:style-name="ce6" office:value-type="float" office:value="10010">
            <text:p>010010</text:p>
          </table:table-cell>
          <table:table-cell office:value-type="string">
            <text:p>Inclusive Or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N</text:p>
          </table:table-cell>
          <table:table-cell office:value-type="string">
            <text:p>op3</text:p>
          </table:table-cell>
          <table:table-cell table:style-name="ce6" office:value-type="float" office:value="110">
            <text:p>000110</text:p>
          </table:table-cell>
          <table:table-cell office:value-type="string">
            <text:p>Inclusive Or Not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Ncc</text:p>
          </table:table-cell>
          <table:table-cell office:value-type="string">
            <text:p>op3</text:p>
          </table:table-cell>
          <table:table-cell table:style-name="ce6" office:value-type="float" office:value="10110">
            <text:p>010110</text:p>
          </table:table-cell>
          <table:table-cell office:value-type="string">
            <text:p>Inclusive Or Not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ORcc</text:p>
          </table:table-cell>
          <table:table-cell office:value-type="string">
            <text:p>op3</text:p>
          </table:table-cell>
          <table:table-cell table:style-name="ce6" office:value-type="float" office:value="10011">
            <text:p>010011</text:p>
          </table:table-cell>
          <table:table-cell office:value-type="string">
            <text:p>Exclusive Or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NOR</text:p>
          </table:table-cell>
          <table:table-cell office:value-type="string">
            <text:p>op3</text:p>
          </table:table-cell>
          <table:table-cell table:style-name="ce6" office:value-type="float" office:value="111">
            <text:p>000111</text:p>
          </table:table-cell>
          <table:table-cell office:value-type="string">
            <text:p>Exclusive Nor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NORcc</text:p>
          </table:table-cell>
          <table:table-cell office:value-type="string">
            <text:p>op3</text:p>
          </table:table-cell>
          <table:table-cell table:style-name="ce6" office:value-type="float" office:value="10111">
            <text:p>010111</text:p>
          </table:table-cell>
          <table:table-cell office:value-type="string">
            <text:p>Exclusive Nor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</text:p>
          </table:table-cell>
          <table:table-cell office:value-type="string">
            <text:p>op3</text:p>
          </table:table-cell>
          <table:table-cell table:style-name="ce6" office:value-type="float" office:value="1">
            <text:p>000001</text:p>
          </table:table-cell>
          <table:table-cell office:value-type="string">
            <text:p>And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cc</text:p>
          </table:table-cell>
          <table:table-cell office:value-type="string">
            <text:p>op3</text:p>
          </table:table-cell>
          <table:table-cell table:style-name="ce6" office:value-type="float" office:value="10001">
            <text:p>010001</text:p>
          </table:table-cell>
          <table:table-cell office:value-type="string">
            <text:p>And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N</text:p>
          </table:table-cell>
          <table:table-cell office:value-type="string">
            <text:p>op3</text:p>
          </table:table-cell>
          <table:table-cell table:style-name="ce6" office:value-type="float" office:value="101">
            <text:p>000101</text:p>
          </table:table-cell>
          <table:table-cell office:value-type="string">
            <text:p>And Not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Ncc</text:p>
          </table:table-cell>
          <table:table-cell office:value-type="string">
            <text:p>op3</text:p>
          </table:table-cell>
          <table:table-cell table:style-name="ce6" office:value-type="float" office:value="10101">
            <text:p>010101</text:p>
          </table:table-cell>
          <table:table-cell office:value-type="string">
            <text:p>And Not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ADD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ADD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ADD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SUB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UB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SUB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UB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SUB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UB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UMUL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UMUL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UMUL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UMUL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UMUL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UMUL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SMUL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MUL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SMUL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MUL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SMUL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MUL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ORDBYTER</text:p>
          </table:table-cell>
          <table:table-cell office:value-type="string">
            <text:p>op3</text:p>
          </table:table-cell>
          <table:table-cell office:value-type="float" office:value="111010">
            <text:p>111010</text:p>
          </table:table-cell>
          <table:table-cell office:value-type="string">
            <text:p>AJIT ORDBYTER</text:p>
          </table:table-cell>
          <table:table-cell table:style-name="Default"/>
          <table:table-cell office:value-type="string">
            <text:p>AJ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NDDBYTER</text:p>
          </table:table-cell>
          <table:table-cell office:value-type="string">
            <text:p>op3</text:p>
          </table:table-cell>
          <table:table-cell office:value-type="float" office:value="111110">
            <text:p>111110</text:p>
          </table:table-cell>
          <table:table-cell office:value-type="string">
            <text:p>AJIT ANDDBYTER</text:p>
          </table:table-cell>
          <table:table-cell table:style-name="Default"/>
          <table:table-cell office:value-type="string">
            <text:p>AJ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XORDBYTER</text:p>
          </table:table-cell>
          <table:table-cell office:value-type="string">
            <text:p>op3</text:p>
          </table:table-cell>
          <table:table-cell office:value-type="float" office:value="111011">
            <text:p>111011</text:p>
          </table:table-cell>
          <table:table-cell office:value-type="string">
            <text:p>AJIT XORDBYTER</text:p>
          </table:table-cell>
          <table:table-cell table:style-name="Default"/>
          <table:table-cell office:value-type="string">
            <text:p>AJ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ZBYTEDPOS</text:p>
          </table:table-cell>
          <table:table-cell office:value-type="string">
            <text:p>op3</text:p>
          </table:table-cell>
          <table:table-cell office:value-type="float" office:value="111011">
            <text:p>111011</text:p>
          </table:table-cell>
          <table:table-cell office:value-type="string">
            <text:p>AJIT ZBYTEDPOS</text:p>
          </table:table-cell>
          <table:table-cell table:style-name="Default"/>
          <table:table-cell office:value-type="string">
            <text:p>AJ5.1|AJ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FADD</text:p>
          </table:table-cell>
          <table:table-cell office:value-type="string">
            <text:p>opf</text:p>
          </table:table-cell>
          <table:table-cell office:value-type="float" office:value="101000010">
            <text:p>101000010</text:p>
          </table:table-cell>
          <table:table-cell office:value-type="string">
            <text:p>AJIT VFADD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FSUB</text:p>
          </table:table-cell>
          <table:table-cell office:value-type="string">
            <text:p>opf</text:p>
          </table:table-cell>
          <table:table-cell office:value-type="float" office:value="101000110">
            <text:p>101000110</text:p>
          </table:table-cell>
          <table:table-cell office:value-type="string">
            <text:p>AJIT VFSUB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FMUL</text:p>
          </table:table-cell>
          <table:table-cell office:value-type="string">
            <text:p>opf</text:p>
          </table:table-cell>
          <table:table-cell office:value-type="float" office:value="101001010">
            <text:p>101001010</text:p>
          </table:table-cell>
          <table:table-cell office:value-type="string">
            <text:p>AJIT AFMUL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FDIV</text:p>
          </table:table-cell>
          <table:table-cell office:value-type="string">
            <text:p>opf</text:p>
          </table:table-cell>
          <table:table-cell office:value-type="float" office:value="101001110">
            <text:p>101001110</text:p>
          </table:table-cell>
          <table:table-cell office:value-type="string">
            <text:p>AJIT AVFDIV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VFSQRT</text:p>
          </table:table-cell>
          <table:table-cell office:value-type="string">
            <text:p>opf</text:p>
          </table:table-cell>
          <table:table-cell office:value-type="float" office:value="100101010">
            <text:p>100101010</text:p>
          </table:table-cell>
          <table:table-cell office:value-type="string">
            <text:p>AJIT VFSQRT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SWAP64</text:p>
          </table:table-cell>
          <table:table-cell office:value-type="string">
            <text:p>op3</text:p>
          </table:table-cell>
          <table:table-cell office:value-type="float" office:value="101111">
            <text:p>101111</text:p>
          </table:table-cell>
          <table:table-cell office:value-type="string">
            <text:p>AJIT CSWAP64</text:p>
          </table:table-cell>
          <table:table-cell table:style-name="Default"/>
          <table:table-cell office:value-type="string">
            <text:p>AJ7.1|AJ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SWAP64A</text:p>
          </table:table-cell>
          <table:table-cell office:value-type="string">
            <text:p>op3</text:p>
          </table:table-cell>
          <table:table-cell office:value-type="float" office:value="111111">
            <text:p>111111</text:p>
          </table:table-cell>
          <table:table-cell office:value-type="string">
            <text:p>AJIT CSWAP64A</text:p>
          </table:table-cell>
          <table:table-cell table:style-name="Default"/>
          <table:table-cell office:value-type="string">
            <text:p>AJ7.1|AJ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t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6" table:default-cell-style-name="Default"/>
        <table:table-row table:style-name="ro2">
          <table:table-cell office:value-type="string">
            <text:p>Format Index</text:p>
          </table:table-cell>
          <table:table-cell office:value-type="string">
            <text:p>Num_Bit_Fields</text:p>
          </table:table-cell>
          <table:table-cell office:value-type="string">
            <text:p>Insn_Format</text:p>
          </table:table-cell>
          <table:table-cell office:value-type="string">
            <text:p>Opcode Pattern String</text:p>
          </table:table-cell>
          <table:table-cell office:value-type="string">
            <text:p>Opcode Bit String</text:p>
          </table:table-cell>
          <table:table-cell office:value-type="string">
            <text:p>Opcode Integer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</table:table-row>
        <table:table-row table:style-name="ro2">
          <table:table-cell office:value-type="string">
            <text:p>B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5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8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8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9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imm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30"/>
        </table:table-row>
        <table:table-row table:style-name="ro3">
          <table:table-cell office:value-type="string">
            <text:p>B10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>
            <text:p>B1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1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>
            <text:p>B1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1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21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>
            <text:p>B22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6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>
            <text:p>B23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7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>
            <text:p>B24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disp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>
            <text:p>B2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2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27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>
            <text:p>B27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>
            <text:p>B28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U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>
            <text:p>B29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29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30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F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>
            <text:p>B31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>
            <text:p>B3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3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33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4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AJ1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>
            <text:p>AJ2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>
            <text:p>AJ2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>
            <text:p>AJ3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2">
          <table:table-cell office:value-type="string">
            <text:p>AJ3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2">
          <table:table-cell office:value-type="string">
            <text:p>AJ3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2">
          <table:table-cell office:value-type="string">
            <text:p>AJ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5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6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AJ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12"/>
        <table:table-column table:style-name="co8" table:default-cell-style-name="ce13"/>
        <table:table-column table:style-name="co9" table:default-cell-style-name="Default"/>
        <table:table-column table:style-name="co10" table:default-cell-style-name="ce12"/>
        <table:table-column table:style-name="co8" table:number-columns-repeated="3" table:default-cell-style-name="ce12"/>
        <table:table-column table:style-name="co8" table:number-columns-repeated="9" table:default-cell-style-name="Default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4"/>
    </number:number-style>
    <number:number-style style:name="N112">
      <number:number number:decimal-places="0" number:min-integer-digits="2"/>
    </number:number-style>
    <number:number-style style:name="N113">
      <number:number number:decimal-places="0" number:min-integer-digits="6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08:14:49</dc:date>
    <meta:editing-duration>PT7H3M4S</meta:editing-duration>
    <meta:editing-cycles>87</meta:editing-cycles>
    <meta:generator>LibreOffice/3.5$Linux_X86_64 LibreOffice_project/350m1$Build-2</meta:generator>
    <dc:creator>Abhijat Vichare</dc:creator>
    <meta:document-statistic meta:table-count="3" meta:cell-count="4390" meta:object-count="0"/>
  </office:meta>
</office:document-meta>
</file>